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atang" svg:font-family="Batang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paragraph-properties fo:text-align="end" style:justify-single-word="false"/>
      <style:text-properties fo:language="de" fo:country="DE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paragraph-properties fo:text-align="start" style:justify-single-word="false"/>
      <style:text-properties fo:language="de" fo:country="DE"/>
    </style:style>
    <style:style style:name="P5" style:family="paragraph" style:parent-style-name="Standard">
      <style:paragraph-properties fo:text-align="center" style:justify-single-word="false"/>
      <style:text-properties fo:language="de" fo:country="DE"/>
    </style:style>
    <style:style style:name="P6" style:family="paragraph" style:parent-style-name="Standard">
      <style:paragraph-properties fo:text-align="center" style:justify-single-word="false"/>
      <style:text-properties fo:font-size="14pt" fo:language="de" fo:country="D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de" fo:country="D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3pt" fo:language="de" fo:country="DE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language="de" fo:country="DE" officeooo:paragraph-rsid="00102712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fo:language="de" fo:country="DE" officeooo:rsid="00102712" officeooo:paragraph-rsid="00102712" style:font-size-asian="13pt" style:font-size-complex="13pt"/>
    </style:style>
    <style:style style:name="P11" style:family="paragraph" style:parent-style-name="Standard" style:master-page-name="First_20_Page">
      <style:paragraph-properties style:page-number="auto"/>
      <style:text-properties fo:language="de" fo:country="DE"/>
    </style:style>
    <style:style style:name="P12" style:family="paragraph" style:parent-style-name="Text_20_body">
      <style:text-properties officeooo:rsid="0072701b" officeooo:paragraph-rsid="0072701b"/>
    </style:style>
    <style:style style:name="P13" style:family="paragraph" style:parent-style-name="Text_20_body" style:list-style-name="L2">
      <style:text-properties officeooo:rsid="0072701b" officeooo:paragraph-rsid="0072701b"/>
    </style:style>
    <style:style style:name="P14" style:family="paragraph" style:parent-style-name="Text_20_body" style:list-style-name="L3">
      <style:text-properties officeooo:rsid="0072701b" officeooo:paragraph-rsid="0072701b"/>
    </style:style>
    <style:style style:name="P15" style:family="paragraph" style:parent-style-name="Text_20_body" style:list-style-name="L2">
      <style:text-properties officeooo:rsid="00734f2c" officeooo:paragraph-rsid="00734f2c"/>
    </style:style>
    <style:style style:name="P16" style:family="paragraph" style:parent-style-name="Text_20_body">
      <style:text-properties officeooo:rsid="00734f2c" officeooo:paragraph-rsid="00734f2c"/>
    </style:style>
    <style:style style:name="P17" style:family="paragraph" style:parent-style-name="Text_20_body" style:list-style-name="L3">
      <style:text-properties officeooo:rsid="00734f2c" officeooo:paragraph-rsid="00734f2c"/>
    </style:style>
    <style:style style:name="P18" style:family="paragraph" style:parent-style-name="Text_20_body" style:list-style-name="L4">
      <style:text-properties officeooo:rsid="00734f2c" officeooo:paragraph-rsid="00734f2c"/>
    </style:style>
    <style:style style:name="P19" style:family="paragraph" style:parent-style-name="Text_20_body" style:list-style-name="L4">
      <style:text-properties officeooo:rsid="007470f2" officeooo:paragraph-rsid="007470f2"/>
    </style:style>
    <style:style style:name="P20" style:family="paragraph" style:parent-style-name="Text_20_body">
      <style:text-properties officeooo:rsid="00749c8c" officeooo:paragraph-rsid="007527d9"/>
    </style:style>
    <style:style style:name="P21" style:family="paragraph" style:parent-style-name="Text_20_body">
      <style:text-properties officeooo:rsid="00749c8c" officeooo:paragraph-rsid="007577f0"/>
    </style:style>
    <style:style style:name="P22" style:family="paragraph" style:parent-style-name="Text_20_body">
      <style:text-properties officeooo:rsid="007527d9" officeooo:paragraph-rsid="007527d9"/>
    </style:style>
    <style:style style:name="P23" style:family="paragraph" style:parent-style-name="Text_20_body">
      <style:text-properties officeooo:rsid="007577f0" officeooo:paragraph-rsid="007577f0"/>
    </style:style>
    <style:style style:name="P24" style:family="paragraph" style:parent-style-name="Heading_20_1">
      <style:text-properties officeooo:rsid="0072701b" officeooo:paragraph-rsid="0072701b"/>
    </style:style>
    <style:style style:name="P25" style:family="paragraph" style:parent-style-name="Footer">
      <style:paragraph-properties fo:text-align="end" style:justify-single-word="false"/>
      <style:text-properties fo:font-size="14pt" fo:background-color="#ffffff" style:font-size-asian="14pt" style:font-size-complex="14pt"/>
    </style:style>
    <style:style style:name="T1" style:family="text">
      <style:text-properties officeooo:rsid="0011438e"/>
    </style:style>
    <style:style style:name="T2" style:family="text">
      <style:text-properties officeooo:rsid="00169f6b"/>
    </style:style>
    <style:style style:name="T3" style:family="text">
      <style:text-properties officeooo:rsid="001e9cc8"/>
    </style:style>
    <style:style style:name="T4" style:family="text">
      <style:text-properties officeooo:rsid="00102712"/>
    </style:style>
    <style:style style:name="T5" style:family="text">
      <style:text-properties officeooo:rsid="00709026"/>
    </style:style>
    <style:style style:name="T6" style:family="text">
      <style:text-properties officeooo:rsid="007527d9"/>
    </style:style>
    <style:style style:name="T7" style:family="text">
      <style:text-properties officeooo:rsid="007577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3"/>
      <text:p text:style-name="P3"/>
      <text:p text:style-name="P3"/>
      <text:p text:style-name="Title">Abgabe zu Übungsblatt <text:span text:style-name="T5">4</text:span></text:p>
      <text:p text:style-name="P5"><text:s/></text:p>
      <text:p text:style-name="P6"/>
      <text:p text:style-name="P6"/>
      <text:p text:style-name="P6"/>
      <text:p text:style-name="Subtitle">Rechnerarchitektur und Eingebettete Systeme</text:p>
      <text:p text:style-name="P6"/>
      <text:p text:style-name="P6"/>
      <text:p text:style-name="P6"/>
      <text:p text:style-name="P6"/>
      <text:p text:style-name="P6"/>
      <text:p text:style-name="P7"/>
      <text:p text:style-name="P8"><text:span text:style-name="T4">Abgabedatum</text:span>:<text:tab/><text:tab/><text:tab/><text:span text:style-name="T2">07.12.2015</text:span></text:p>
      <text:p text:style-name="P8"/>
      <text:p text:style-name="P8">Semester:<text:tab/><text:tab/><text:tab/><text:tab/><text:span text:style-name="T4">Wintersemester </text:span>201<text:span text:style-name="T4">5/16</text:span></text:p>
      <text:p text:style-name="P8"/>
      <text:p text:style-name="P9">Beteiligte:<text:tab/><text:tab/><text:tab/><text:tab/><text:span text:style-name="T4">296118</text:span> <text:span text:style-name="T4">Stefan Fuhrmann</text:span> – <text:span text:style-name="T4">Techn.Inf. HS Bremen</text:span></text:p>
      <text:p text:style-name="P9"><text:tab/><text:tab/><text:tab/><text:tab/><text:tab/>325585 Steffen Christiansen <text:s/>– <text:span text:style-name="T4">Techn.Inf. HS Bremen</text:span></text:p>
      <text:p text:style-name="P9"><text:tab/><text:tab/><text:tab/><text:tab/><text:tab/><text:span text:style-name="T4">4140709</text:span> <text:span text:style-name="T4">Daniel Tauritis</text:span> <text:s/>– <text:span text:style-name="T4">Inf. Uni Bremen</text:span></text:p>
      <text:p text:style-name="P9"/>
      <text:p text:style-name="P10">Gruppennummer:<text:tab/><text:tab/><text:tab/>1</text:p>
      <text:p text:style-name="P8"/>
      <text:p text:style-name="P8">Laborleitung /-Betreuung:<text:tab/><text:span text:style-name="T4">Oliver Keszöcze</text:span></text:p>
      <text:p text:style-name="P4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4" text:outline-level="1"><text:soft-page-break/>Aufgabe 1</text:h>
      <text:p text:style-name="P12">Vortiele</text:p>
      <text:list xml:id="list8731219233909006826" text:style-name="L2">
        <text:list-item>
          <text:p text:style-name="P13">Erbt alle Features von C++</text:p>
          <text:list>
            <text:list-item>
              <text:p text:style-name="P13">Daher leichter zu lernen</text:p>
            </text:list-item>
            <text:list-item>
              <text:p text:style-name="P13">Daher weiter verbreitet</text:p>
            </text:list-item>
            <text:list-item>
              <text:p text:style-name="P13">Umfangreiche Sprache</text:p>
            </text:list-item>
            <text:list-item>
              <text:p text:style-name="P13">Weniger Programmieraufwand als andere ähnliche Dinger</text:p>
            </text:list-item>
            <text:list-item>
              <text:p text:style-name="P13">Höhere Abstraktion</text:p>
            </text:list-item>
            <text:list-item>
              <text:p text:style-name="P15">Open source</text:p>
            </text:list-item>
          </text:list>
        </text:list-item>
      </text:list>
      <text:p text:style-name="P12"/>
      <text:p text:style-name="P12">Neutral</text:p>
      <text:list xml:id="list2940131976741508965" text:style-name="L3">
        <text:list-item>
          <text:p text:style-name="P14">Unterstützt spezielle Hardware-Datentypen</text:p>
        </text:list-item>
        <text:list-item>
          <text:p text:style-name="P14">Hat Simulationskernel</text:p>
        </text:list-item>
        <text:list-item>
          <text:p text:style-name="P17">Ist eine Misch-Sprache für Handware und Software.</text:p>
        </text:list-item>
      </text:list>
      <text:p text:style-name="P12"/>
      <text:p text:style-name="P16">Nachteile</text:p>
      <text:list xml:id="list1249737357647512753" text:style-name="L4">
        <text:list-item>
          <text:p text:style-name="P18">C++ ist für Software gemacht.</text:p>
        </text:list-item>
        <text:list-item>
          <text:p text:style-name="P18">Genau wie in anderen HDLs: Simulation über Synthetisierbarkeit.</text:p>
        </text:list-item>
        <text:list-item>
          <text:p text:style-name="P18">(Schlechte Fehlermeldngen?)</text:p>
        </text:list-item>
        <text:list-item>
          <text:p text:style-name="P19">Bit-level manipulation nicht die stärke</text:p>
        </text:list-item>
      </text:list>
      <text:p text:style-name="P16"/>
      <text:p text:style-name="P23">Alleine dadurch, dass SystemC ein Library von C++ ist, erlangt es zahlreiche positive und negative Eigenschaften:</text:p>
      <text:p text:style-name="P21"><text:span text:style-name="T6">Der Einstieg in </text:span>SystemC dürfte den meisten Nutzern einfacher fallen, da <text:span text:style-name="T7">C++ weit verbreitet ist. D</text:span>ie umfangreiche Funktionalität von C++ <text:span text:style-name="T7">geht dabei </text:span>nicht verloren. <text:span text:style-name="T6">SystemC ist zudem kostenlos und Open Source, was SystemC im Laufe des letzten Jahrzehntes bei vielen Unternehmen beliebt gemacht hat.</text:span></text:p>
      <text:p text:style-name="P21"><text:span text:style-name="T6">System C ist keine reine Hardware-Beschreibungssprache, was die Hardwaresynthese gegenüber anderen Sprachen erschwert.</text:span></text:p>
      <text:p text:style-name="P20"><text:span text:style-name="T6">Es </text:span>gehen aber nur wenige der Funktionen anderer <text:span text:style-name="T6">Hardware-Beschreibungssprache</text:span> verloren, da SystemC in Teilen an VHDL und Verilog angelehnt ist und ebenfalls über spezielle Hardware-Datentypen verfüg<text:span text:style-name="T7">t, die zur Handwarebeschreibung vonnöten sind.</text:span></text:p>
      <text:p text:style-name="P20">Im Gegensatz zu diesen Sprachen ist SystemC erheblich abtrakter, <text:span text:style-name="T7">was SystenC nutzen kann, um Simulationen erheblich schneller durchzuführen</text:span>. <text:span text:style-name="T6">Modellierung auf Register-Transferebene und somit die Hardwaresynthese sind in SystemC ebenfalls möglich. Für diese Zwecke wird aber in der Regel weiterhin VHDL oder Verilog vorgezogen.</text:span></text:p>
      <text:p text:style-name="P22">Wenn <text:span text:style-name="T7">abstrahierte</text:span> Hardware <text:span text:style-name="T7">das Ziel des Nutzers ist oder für diesen kein Problem darstellt,</text:span> ist SystemC <text:span text:style-name="T7">eine attraktive Option</text:span>. <text:span text:style-name="T7">So kann beispielsweise festgestellt werden, ob ein System korrekt simuliert werden kann, um es anschließend in einer hardwarenäheren HDL umzusetz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atang" svg:font-family="Batang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Batang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Batang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paragraph-properties fo:text-align="end" style:justify-single-word="false"/>
      <style:text-properties fo:language="de" fo:country="DE"/>
    </style:style>
    <style:style style:name="MP3" style:family="paragraph" style:parent-style-name="Footer">
      <style:paragraph-properties fo:text-align="end" style:justify-single-word="false"/>
      <style:text-properties fo:font-size="14pt" fo:background-color="#ffffff" style:font-size-asian="14pt" style:font-size-complex="14pt"/>
    </style:style>
    <style:style style:name="MT1" style:family="text">
      <style:text-properties officeooo:rsid="0011438e"/>
    </style:style>
    <style:style style:name="MT2" style:family="text">
      <style:text-properties officeooo:rsid="00169f6b"/>
    </style:style>
    <style:style style:name="MT3" style:family="text">
      <style:text-properties officeooo:rsid="001e9cc8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span text:style-name="MT1">Gruppe 1</text:span><text:tab/><text:span text:style-name="MT1">RAuES</text:span> – <text:span text:style-name="MT1">Abgabe zu Übungsblatt 3</text:span><text:tab/><text:span text:style-name="MT2">03.12.2015</text:span></text:p>
      </style:header>
      <style:footer>
        <text:p text:style-name="MP2"><text:span text:style-name="MT3">Seite </text:span><text:page-number text:select-page="current">0</text:page-number>/<text:page-count>2</text:page-count></text:p>
      </style:footer>
    </style:master-page>
    <style:master-page style:name="First_20_Page" style:display-name="First Page" style:page-layout-name="Mpm3" style:next-style-name="Standard"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39M42S</meta:editing-duration>
    <meta:editing-cycles>134</meta:editing-cycles>
    <meta:generator>LibreOffice/4.2.1.1$Windows_x86 LibreOffice_project/d7dbbd7842e6a58b0f521599204e827654e1fb8b</meta:generator>
    <dc:date>2015-12-10T17:52:22.568000000</dc:date>
    <meta:print-date>2014-04-02T00:53:40.17</meta:print-date>
    <meta:document-statistic meta:table-count="0" meta:image-count="0" meta:object-count="0" meta:page-count="2" meta:paragraph-count="37" meta:word-count="310" meta:character-count="2275" meta:non-whitespace-character-count="1988"/>
    <meta:user-defined meta:name="Info 1"/>
    <meta:user-defined meta:name="Info 2"/>
    <meta:user-defined meta:name="Info 3"/>
    <meta:user-defined meta:name="Info 4"/>
  </office:meta>
</office:document-meta>
</file>